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Linienspitzen_20_1" draw:marker-end-width="0.3cm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75cm"/>
      <style:paragraph-properties style:writing-mode="lr-tb"/>
    </style:style>
    <style:style style:name="gr3" style:family="graphic" style:parent-style-name="objectwithoutfill">
      <style:graphic-properties svg:stroke-color="#000000" draw:marker-end="Linienspitzen_20_2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Linienspitzen_20_3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Linienspitzen_20_4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6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6.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0cm" fo:min-width="2.25cm" fo:wrap-option="wrap"/>
    </style:style>
    <style:style style:name="gr10" style:family="graphic" style:parent-style-name="standard">
      <style:graphic-properties svg:stroke-color="#000000" draw:fill="none" draw:textarea-vertical-align="middle" draw:auto-grow-height="false" fo:min-height="0.438cm" fo:min-width="0cm" fo:wrap-option="wrap"/>
    </style:style>
    <style:style style:name="gr11" style:family="graphic" style:parent-style-name="standard">
      <style:graphic-properties draw:fill="none" draw:textarea-vertical-align="middle" draw:auto-grow-height="false" fo:min-height="0.438cm" fo:min-width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75cm" svg:y1="4.25cm" svg:x2="14.75cm" svg:y2="6cm">
          <text:p/>
        </draw:line>
        <draw:line draw:style-name="gr1" draw:text-style-name="P1" draw:layer="layout" svg:x1="14.75cm" svg:y1="9cm" svg:x2="14.75cm" svg:y2="10.75cm">
          <text:p/>
        </draw:line>
        <draw:custom-shape draw:style-name="gr2" draw:text-style-name="P3" draw:layer="layout" svg:width="6.25cm" svg:height="2.5cm" svg:x="11.5cm" svg:y="6.25cm">
          <text:p text:style-name="P2"><text:span text:style-name="T1">Tattvayogabindu</text:span></text:p>
          <text:p text:style-name="P2">(D,N1,N2,U1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5cm" svg:height="2.5cm" svg:x="11.5cm" svg:y="1.5cm">
          <text:p text:style-name="P2"><text:span text:style-name="T1">Yogatattvabindu</text:span></text:p>
          <text:p text:style-name="P2">(Urtext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5cm" svg:height="2.5cm" svg:x="11.5cm" svg:y="11cm">
          <text:p text:style-name="P2"><text:span text:style-name="T1">Tattvabinduyoga</text:span></text:p>
          <text:p text:style-name="P2">(B,L,P,U2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25cm" svg:y1="13.75cm" svg:x2="18.5cm" svg:y2="16.5cm">
          <text:p/>
        </draw:line>
        <draw:line draw:style-name="gr4" draw:text-style-name="P1" draw:layer="layout" svg:x1="16.5cm" svg:y1="13.75cm" svg:x2="25cm" svg:y2="16.5cm">
          <text:p/>
        </draw:line>
        <draw:line draw:style-name="gr5" draw:text-style-name="P1" draw:layer="layout" svg:x1="12.75cm" svg:y1="13.75cm" svg:x2="4.5cm" svg:y2="16.5cm">
          <text:p/>
        </draw:line>
        <draw:custom-shape draw:style-name="gr6" draw:text-style-name="P5" draw:layer="layout" svg:width="6.5cm" svg:height="2.5cm" svg:x="8cm" svg:y="17cm">
          <text:p text:style-name="P4"><text:span text:style-name="T1">Rājayogaprakār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5cm" svg:height="2.5cm" svg:x="1cm" svg:y="17cm">
          <text:p text:style-name="P4"><text:span text:style-name="T1">Rājayoga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95cm" svg:height="2.5cm" svg:x="21.75cm" svg:y="17cm">
          <text:p text:style-name="P2"><text:span text:style-name="T1">Tattvajñānapradīpikā</text:span></text:p>
          <text:p text:style-name="P2">(Yogasaṃgraha)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55cm" svg:height="0.725cm" svg:x="11.75cm" svg:y="4.75cm">
          <draw:text-box>
            <text:p text:style-name="P6"><text:span text:style-name="T2">Metathesis</text:span></text:p>
          </draw:text-box>
        </draw:frame>
        <draw:custom-shape draw:style-name="gr9" draw:text-style-name="P1" draw:layer="layout" svg:width="2.75cm" svg:height="0.001cm" svg:x="15.25cm" svg:y="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25cm" svg:height="0.75cm" svg:x="11.75cm" svg:y="4.7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0" draw:text-style-name="P1" draw:layer="layout" svg:width="0.25cm" svg:height="0.75cm" svg:x="14cm" svg:y="4.7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" draw:text-style-name="P7" draw:layer="layout" svg:width="2.555cm" svg:height="0.725cm" svg:x="15.445cm" svg:y="9.525cm">
          <draw:text-box>
            <text:p text:style-name="P6"><text:span text:style-name="T2">Metathesis</text:span></text:p>
          </draw:text-box>
        </draw:frame>
        <draw:custom-shape draw:style-name="gr11" draw:text-style-name="P1" draw:layer="layout" svg:width="0.25cm" svg:height="0.75cm" svg:x="15.445cm" svg:y="9.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0" draw:text-style-name="P1" draw:layer="layout" svg:width="0.25cm" svg:height="0.75cm" svg:x="17.695cm" svg:y="9.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0" draw:text-style-name="P1" draw:layer="layout" svg:width="0.25cm" svg:height="0.75cm" svg:x="15.446cm" svg:y="9.5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3" draw:layer="layout" svg:width="6.5cm" svg:height="2.5cm" svg:x="15cm" svg:y="17cm">
          <text:p text:style-name="P2"><text:span text:style-name="T1">Binduyoga</text:span></text:p>
          <text:p text:style-name="P2">(E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25cm" svg:y1="13.75cm" svg:x2="11.5cm" svg:y2="16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6T21:53:24.786902344</meta:creation-date>
    <dc:date>2024-07-06T22:26:47.077309857</dc:date>
    <meta:editing-duration>PT12M28S</meta:editing-duration>
    <meta:editing-cycles>4</meta:editing-cycles>
    <meta:generator>LibreOffice/7.3.7.2$Linux_X86_64 LibreOffice_project/30$Build-2</meta:generator>
    <meta:document-statistic meta:object-count="21"/>
  </office:meta>
</office:document-meta>
</file>